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fi" fo:country="FI"/>
    </style:style>
    <style:style style:name="P3" style:family="paragraph" style:parent-style-name="Standard">
      <style:paragraph-properties fo:text-align="justify" style:justify-single-word="false"/>
      <style:text-properties fo:language="nb" fo:country="NO"/>
    </style:style>
    <style:style style:name="P4" style:family="paragraph" style:parent-style-name="Standard" style:master-page-name="Standard">
      <style:paragraph-properties fo:text-align="justify" style:justify-single-word="false" style:page-number="auto"/>
    </style:style>
    <style:style style:name="T1" style:family="text">
      <style:text-properties fo:language="fi" fo:country="FI"/>
    </style:style>
    <style:style style:name="T2" style:family="text">
      <style:text-properties fo:language="fi" fo:country="FI" fo:font-style="italic" style:font-style-asian="italic" style:font-style-complex="italic"/>
    </style:style>
    <style:style style:name="T3" style:family="text">
      <style:text-properties fo:language="nb" fo:country="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VAPPUS oon applikasjuuni digitaalisille opastuksile museumin näyttelyissä. VAPPUS meinaa opastaajaa tahi opasmiestä saameksi. Tämä tullee sanasta “</text:span><text:span text:style-name="T2">oahpis” </text:span><text:span text:style-name="T1">joka tarkoittaa ”opastaaja, joku joka tiettää.” VAPPUS tullee siitä aijasta joka oli ennen motoriseerattui kulkuneuvoi, ko porroi ja hevossii olthiin pietty frahthiin. </text:span></text:p>
      <text:p text:style-name="P2"/>
      <text:p text:style-name="P1"><text:span text:style-name="T3">VAPPUS er en applikasjon for digitale omvisninger i museets utstillinger. VAPPUS betyr veiviser eller kjentmann på samisk. Begrepet stammer fra ordet oahpis som betyr «kjent, en som vet». Begrepet VAPPUS kommer fra tiden før motoriserte kjøretøyenes inntog, da reinsdyr og hester ble brukt til transport. </text:span></text:p>
      <text:p text:style-name="P3"><text:bookmark text:name="_GoBack"/></text:p>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0pt" style:language-asian="ja" style:country-asian="JP" style:font-name-complex="Times New Roman"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ili E.</meta:initial-creator>
    <dc:creator>Aili E.</dc:creator>
    <meta:editing-cycles>4</meta:editing-cycles>
    <meta:creation-date>2020-11-04T13:33:00</meta:creation-date>
    <dc:date>2020-11-04T13:34:00</dc:date>
    <meta:editing-duration>P0D</meta:editing-duration>
    <meta:generator>LibreOffice/6.4.6.2$Linux_X86_64 LibreOffice_project/40$Build-2</meta:generator>
    <meta:document-statistic meta:table-count="0" meta:image-count="0" meta:object-count="0" meta:page-count="1" meta:paragraph-count="2" meta:word-count="84" meta:character-count="628" meta:non-whitespace-character-count="544"/>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